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ref512249524"/><text:bookmark text:name="TI000001241"/><text:bookmark text:name="_ref259013376"/><text:bookmark text:name="_ref259013402"/><text:bookmark text:name="_ref310422699"/><text:bookmark text:name="_ref310422700"/><text:bookmark text:name="_ref322453503"/><text:bookmark text:name="_ref322453504"/><text:bookmark text:name="_ref346730362"/><text:bookmark text:name="_ref346730363"/><text:bookmark text:name="_ref352088377"/><text:bookmark text:name="_ref370809523"/><text:bookmark text:name="_ref370809524"/><text:bookmark text:name="_ref370810088"/><text:bookmark text:name="_ref391302583"/><text:bookmark text:name="_ref391310701"/><text:bookmark text:name="_ref401847223"/><text:bookmark text:name="_ref401847224"/><text:bookmark text:name="_ref423011266"/><text:bookmark text:name="_ref423011267"/><text:bookmark text:name="_ref432434596"/><text:bookmark text:name="_ref472694731"/><text:bookmark text:name="_ref472694732"/><text:bookmark text:name="_ref485121805"/><text:bookmark text:name="_ref485121806"/><text:bookmark text:name="_ref506979245"/><text:bookmark text:name="_ref506979246"/>Приложение 6. Описание прав доступа</text:h>
      <text:p text:style-name="Text_20_body">Данное приложение содержит описание всех прав доступа, которыми можно управлять при редактировании ролей в «1С:Предприятии». Символом "*" помечены права доступа, которые поддерживаются в мобильной платформе.</text:p>
      <text:p text:style-name="Text_20_body">● Automation (Automation) ‑ использование automation-сервера;</text:p>
      <text:p text:style-name="Text_20_body">● Администрирование (Administration):</text:p>
      <text:p text:style-name="Text_20_body">● Административные действия над всей информационной базой и редактирование списка пользователей (право для конфигурации). Требует наличия права АдминистрированиеДанных.</text:p>
      <text:p text:style-name="Text_20_body">● Возможность настройки параметров соединения (для внешнего источника данных).</text:p>
      <text:p text:style-name="Text_20_body">● Отображение списка лицензий, использовавшихся при работе с конфигурацией и информационной базой, в окне О программе.</text:p>
      <text:p text:style-name="Text_20_body">● Удаление областей данных (включая удаление всех областей сразу).</text:p>
      <text:p text:style-name="Text_20_body">● Возможность выполнения фонового обновления конфигурации базы данных на стороне клиента.</text:p>
      <text:p text:style-name="Text_20_body">● Возможность устанавливать имя профиля безопасности в диалогах управления расширениями.</text:p>
      <text:p text:style-name="Text_20_body">● Более подробная информация при просмотре журнала регистрации (см. <text:a xlink:type="simple" xlink:href="https://its.1c.ru/db/content/v8313doc/src/руководство%20разработчика/глава%2021.%20журнал%20регистрации.htm?_=1542379434#_ref473035455" text:style-name="Internet_20_link" text:visited-style-name="Visited_20_Internet_20_Link">здесь</text:a>).</text:p>
      <text:p text:style-name="Text_20_body">● АдминистрированиеДанных (DataAdministration) ‑ данное право регулирует административные действия над данными. К этим действиям относятся:</text:p>
      <text:p text:style-name="Text_20_body">● Пользователь получает возможность просмотра следующих событий журнала регистрации: Аутентификация, Ошибка аутентификации (группы Сеанс), Доступ, Отказ в доступе (группы Доступ), Подтверждено, Отклонено (группы Провайдер OpenID).</text:p>
      <text:p text:style-name="Text_20_body">Пользователь получает возможность получать значения отборов событий без ограничений.</text:p>
      <text:p text:style-name="Text_20_body">Однако, для просмотра журнала регистрации требуется наличие права ЖурналРегистрации.</text:p>
      <text:p text:style-name="Text_20_body">● Установка часового пояса информационной базы (области данных) ‑ вызов метода УстановитьЧасовойПоясИнформационнойБазы().</text:p>
      <text:p text:style-name="Text_20_body">● Создание начального образа подчиненного узла распределенной информационной базы (вызов метода СоздатьНачальныйОбраз()).</text:p>
      <text:p text:style-name="Text_20_body">● Обновление нумерации объектов (вызов метода ОбновитьНумерациюОбъектов()).</text:p>
      <text:p text:style-name="Text_20_body">● Выполнение методов объекта СтандартноеХранилищеНастроекМенеджер в тех случаях, если выполняется работа с настройками пользователя, отличными от текущего.</text:p>
      <text:p text:style-name="Text_20_body">● Выполнение методов ПолучитьДанныеРегистрацииИнформационнойБазы()/УстановитьДанныеРегистрацииИнформационнойБазы().</text:p>
      <text:p text:style-name="Text_20_body">● АдминистрированиеРасширенийКонфигурации (ConfigurationExtensionsAdministration) ‑ управляет доступом к интерфейсу управления расширениями (как интерактивному, так и программному) в режиме «1С:Предприятие». В безопасном режиме администрирование расширений невозможно.</text:p>
      <text:p text:style-name="Text_20_body">● АктивныеПользователи (ActiveUsers) ‑ просмотр списка активных пользователей.</text:p>
      <text:p text:style-name="Text_20_body">● ВводПоСтроке* (InputByString) ‑ использование режима ввода по строке.</text:p>
      <text:p text:style-name="Text_20_body">● ВебКлиент (WebClient) ‑ право запуска веб-клиента.</text:p>
      <text:p text:style-name="Text_20_body"><text:soft-page-break/>● ВнешнееСоединение (ExternalConnection) ‑ внешнее соединение.</text:p>
      <text:p text:style-name="Text_20_body">● Вывод* (Output) ‑ вывод на печать, запись и копирование в буфер обмена.</text:p>
      <text:p text:style-name="Text_20_body">● Выполнение (Execute) ‑ выполнение задачи.</text:p>
      <text:p text:style-name="Text_20_body">● Добавление (Insert) ‑ добавление (основное).</text:p>
      <text:p text:style-name="Text_20_body">● ЖурналРегистрации (EventLog) ‑ право просмотра журнала регистрации. Полнота отображения журнала регистрации управляется правами Администрирование и АдминистрированиеДанных.</text:p>
      <text:p text:style-name="Text_20_body">● Изменение (Update) ‑ изменение (основное).</text:p>
      <text:p text:style-name="Text_20_body">● ИзменениеСтандартнойАутентификации (StandardAuthenticationChange) ‑ пользователь имеет право изменять свои сохраненные параметры стандартной аутентификации (свойства Аутентификация стандартная, Имя пользователя, Пароль) внешнего источника данных.</text:p>
      <text:p text:style-name="Text_20_body">● ИзменениеАутентификацииОССеанса (SessionOSAuthenticationChange) ‑ пользователь имеет право изменять параметры аутентификации ОС внешнего источника данных в своих настройках и в параметрах сеанса.</text:p>
      <text:p text:style-name="Text_20_body">● ИзменениеИсторииДанных (UpdateDataHistory) ‑ предоставляет возможность изменять историю данных (создавать новую версию или удалять существующую версию).</text:p>
      <text:p text:style-name="Text_20_body">● ИзменениеИсторииДанныхОтсутствующихДанных (UpdateMissingDataHistory) ‑ предоставляет возможность изменять историю данных (создавать новую версию или удалять существующую версию) для отсутствующих данных. Отсутствующие данные ‑ это удаленные данные или данные, которые недоступны благодаря ограничениям доступа к данным.</text:p>
      <text:p text:style-name="Text_20_body">● ИзменениеНастроекИсторииДанных (UpdateDataHistorySettings) ‑ позволяет изменять настройки истории данных.</text:p>
      <text:p text:style-name="Text_20_body">● ИзменениеКомментарияВерсииИсторииДанных (UpdateDataHistoryVersionComment) ‑ предоставляет возможность изменять комментарий к версии данных.</text:p>
      <text:p text:style-name="Text_20_body">● ИзменениеСтандартнойАутентификацииСеанса (SessionStandardAuthenticationChange) ‑ пользователь имеет право изменять параметры стандартной аутентификации (свойства Аутентификация стандартная, Имя пользователя, Пароль) внешнего источника данных для текущего сеанса.</text:p>
      <text:p text:style-name="Text_20_body">● ИнтерактивнаяАктивация (InteractiveActivate) ‑ интерактивная активация.</text:p>
      <text:p text:style-name="Text_20_body">● ИнтерактивнаяОтменаПроведения* (InteractiveUndoPosting) ‑ интерактивная отмена проведения.</text:p>
      <text:p text:style-name="Text_20_body">● ИнтерактивнаяПометкаУдаления* (InteractiveSetDeletionMark) ‑ интерактивная пометка на удаление.</text:p>
      <text:p text:style-name="Text_20_body">● ИнтерактивнаяПометкаУдаленияПредопределенныхДанных* (InteractiveSetDeletionMarkPredefinedData) ‑ разрешает интерактивную пометку удаления предопределенных данных.</text:p>
      <text:p text:style-name="Text_20_body">● ИнтерактивноеВыполнение (InteractiveExecute) ‑ интерактивное выполнение задачи.</text:p>
      <text:p text:style-name="Text_20_body">● ИнтерактивноеДобавление* (InteractiveInsert) ‑ интерактивное добавление.</text:p>
      <text:p text:style-name="Text_20_body">● ИнтерактивноеИзменениеПроведенных* (InteractiveChangePosted) ‑ интерактивное редактирование проведенного документа. Если право не установлено, то пользователь не может удалить проведенный документ, установить пометку удаления, перепровести или сделать непроведенным. Форма такого документа открывается в режиме просмотра.</text:p>
      <text:p text:style-name="Text_20_body">● ИнтерактивноеОткрытиеВнешнихОбработок (InteractiveOpenExtDataProcessors) ‑ интерактивное открытие внешних обработок.</text:p>
      <text:p text:style-name="Text_20_body"><text:soft-page-break/>● ИнтерактивноеОткрытиеВнешнихОтчетов (InteractiveOpenExtDataReports) ‑ интерактивное открытие внешних отчетов.</text:p>
      <text:p text:style-name="Text_20_body">● ИнтерактивноеПроведение* (InteractivePosting) ‑ интерактивное проведение.</text:p>
      <text:p text:style-name="Text_20_body">● ИнтерактивноеПроведениеНеОперативное (InteractivePostingRegular) ‑ интерактивное проведение (стандартными командами форм) документа в неоперативном режиме.</text:p>
      <text:p text:style-name="Text_20_body">● ИнтерактивноеСнятиеПометкиУдаления* (InteractiveClearDeletionMark) ‑ интерактивное снятие пометки на удаление.</text:p>
      <text:p text:style-name="Text_20_body">● ИнтерактивноеСнятиеПометкиУдаленияПредопределенныхДанных* (InteractiveClearDeletionMarkPredefinedData) ‑ разрешает интерактивно снимать пометку удаления с предопределенных данных.</text:p>
      <text:p text:style-name="Text_20_body">● ИнтерактивноеУдаление (InteractiveDelete) ‑ интерактивное непосредственное удаление.</text:p>
      <text:p text:style-name="Text_20_body">● ИнтерактивноеУдалениеПомеченных (InteractiveDeleteMarked) ‑ интерактивное удаление помеченных объектов.</text:p>
      <text:p text:style-name="Text_20_body">● ИнтерактивноеУдалениеПомеченныхПредопределенныхДанных* (InteractiveDeleteMarkedPredefinedData) ‑ разрешает интерактивное удаление помеченных предопределенных данных.</text:p>
      <text:p text:style-name="Text_20_body">● ИнтерактивноеУдалениеПредопределенныхДанных (InteractiveDeletePredefinedData) ‑ разрешает интерактивное удаление предопределенных данных.</text:p>
      <text:p text:style-name="Text_20_body">● ИнтерактивныйСтарт (InteractiveStart) ‑ интерактивный старт бизнес-процесса.</text:p>
      <text:p text:style-name="Text_20_body">● Использование (Use) ‑ использование того или иного объекта конфигурации, для функции внешнего источника данных ‑ возможность использовать из встроенного языка и языка запросов.</text:p>
      <text:p text:style-name="Text_20_body">● МонопольныйРежим (ExclusiveMode) ‑ использование монопольного режима.</text:p>
      <text:p text:style-name="Text_20_body">● ОбновлениеКонфигурацииБазыДанных (UpdateDataBaseConfiguration) ‑ позволяет выполнять обновление конфигурации базы данных. Для выполнения обновления конфигурации на сервере или фонового обновления конфигурации на сервере достаточно наличия только этого права, право Администрирование в этом случае не требуется.</text:p>
      <text:p text:style-name="Text_20_body">● ОтменаПроведения (UndoPosting) ‑ отмена проведения документов.</text:p>
      <text:p text:style-name="Text_20_body">● ПереходНаВерсиюИсторииДанных ‑ предоставляет интерактивное право восстановить состояние версионируемых реквизитов объекта на момент времени, соответствующий выбранной версии. Отсутствие данного права делает недоступной команду Перейти на версию в форме истории изменений объекта.</text:p>
      <text:p text:style-name="Text_20_body">● Получение (Get) ‑ получение значения, не хранящегося в базе данных.</text:p>
      <text:p text:style-name="Text_20_body">● Проведение (Posting) ‑ проведение документов.</text:p>
      <text:p text:style-name="Text_20_body">● Просмотр* (View) ‑ просмотр. В диалоге Выбор типа будут недоступны те типы, для которых у текущего пользователя отсутствует это право. Для функции внешнего источника данных ‑ возможность использовать функцию в списке полей системы компоновки данных.</text:p>
      <text:p text:style-name="Text_20_body">● ПросмотрИсторииДанных (ViewDataHistory) ‑ предоставляет интерактивное право просмотра истории данных. При отсутствии данного права становится недоступна команда История изменений формы объекта и формы списка.</text:p>
      <text:p text:style-name="Text_20_body">● РегистрацияИнформационнойБазыСистемыВзаимодействия (CollaborationSystemInfoBaseRegistration) ‑ пользователь, обладающий данным правом, имеет возможность выполнять регистрацию информационной базы в сервисе 1С:Диалог.</text:p>
      <text:p text:style-name="Text_20_body">● Редактирование* (Edit) ‑ редактирование.</text:p>
      <text:p text:style-name="Text_20_body"><text:soft-page-break/>● РедактированиеКомментарияВерсииИсторииДанных (EditDataHistoryVersionComment) ‑ предоставляет интерактивное право изменения комментария версии данных. Отсутствие данного права не позволит редактировать комментарий версии в списке версии истории данных.</text:p>
      <text:p text:style-name="Text_20_body">● РежимВсеФункции* (AllFunctionsMode) ‑ управляет доступностью в главном меню команды Все функции и соответствующего пункта настроек клиентского приложения.</text:p>
      <text:p text:style-name="Text_20_body">● СохранениеДанныхПользователя (SaveUserData) ‑ управляет возможностью сохранения настроек пользователя. Если право выключено, то:</text:p>
      <text:p text:style-name="Text_20_body">● Недоступна кнопка История, обращение к истории из встроенного языка вызывает исключение, интерактивные операции записи не фиксируются в истории.</text:p>
      <text:p text:style-name="Text_20_body">● В панели системных команд недоступна команда вызова списка избранного. В формах Получение ссылки и Переход по ссылке недоступна кнопка Добавить в избранное. При обращении к избранному из встроенного языка вызывается исключение.</text:p>
      <text:p text:style-name="Text_20_body">● Недоступна настройка форм (отсутствует команда Изменить форму).</text:p>
      <text:p text:style-name="Text_20_body">● Недоступны команды настройки панели разделов, панели навигации и начальной страницы.</text:p>
      <text:p text:style-name="Text_20_body">● В отчетах недоступны команды сохранения пользовательских настроек и вариантов отчета. Не выдается предложение запомнить изменения, выполненные пользователем в текущем варианте отчета. Изменения не сохраняются. Команда выбора настроек отчета доступна только в том случае, если у отчета или конфигурации установлено хранилище пользовательских настроек отчета. При вызове метода УстановитьТекущиеПользовательскиеНастройки() выдается исключение.</text:p>
      <text:p text:style-name="Text_20_body">● Недоступны команды сохранения и восстановления данных форм (команды Сохранить параметры и Восстановить параметры). Не выполняется автоматическое сохранение данных форм.</text:p>
      <text:p text:style-name="Text_20_body">● Настройки окон (размер и положение) сохраняются только на время сеанса.</text:p>
      <text:p text:style-name="Text_20_body">● Настройки размера панелей главного окна сохраняются только на время сеанса.</text:p>
      <text:p text:style-name="Text_20_body">● При программном сохранении настроек выдается исключение.</text:p>
      <text:p text:style-name="Text_20_body">● Настройки клиентского приложения сохраняются только на время сеанса. Не отображается флажок Устанавливать режим разрешения отладки при запуске (для тонкого и толстого клиента). Не отображается флажок Устанавливать режим низкой скорости соединения при запуске (для веб-клиента).</text:p>
      <text:p text:style-name="Text_20_body">● Не сохраняется настройка периода в списках. В диалоге настройки периода недоступен флажок Использовать эту настройку периода при открытии.</text:p>
      <text:p text:style-name="Text_20_body">● Старт (Start) ‑ старт бизнес-процесса.</text:p>
      <text:p text:style-name="Text_20_body">● ТолстыйКлиент (ThickClient) ‑ право запуска толстого клиента.</text:p>
      <text:p text:style-name="Text_20_body">● ТонкийКлиент (ThinClient) ‑ право запуска тонкого клиента.</text:p>
      <text:p text:style-name="Text_20_body">● Удаление (Delete) ‑ удаление (основное).</text:p>
      <text:p text:style-name="Text_20_body">● УправлениеИтогами (TotalsControl) ‑ управление итогами регистра бухгалтерии и регистра накопления (установка периода, по который рассчитаны итоги, и пересчет итогов).</text:p>
      <text:p text:style-name="Text_20_body">● Установка (Set) ‑ установка значения, не сохраняемого в базе данных.</text:p>
      <text:p text:style-name="Text_20_body">● Чтение (Read) ‑ чтение (основное).</text:p>
      <text:p text:style-name="Text_20_body">● ЧтениеИсторииДанных (ReadDataHistory) ‑ предоставляет возможность читать записи истории данных.</text:p>
      <text:p text:style-name="Text_20_body"><text:soft-page-break/>● ЧтениеИсторииДанныхОтсутствующихДанных (ReadMissingDataHistory) ‑ предоставляет возвможность читать записи истории данных для отсутствующих данных. Отсутствующие данные ‑ это удаленные данные или данные, которые недоступны благодаря ограничениям доступа к данным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19:14.121298850</dc:date>
    <meta:editing-duration>PT1H1M14S</meta:editing-duration>
    <meta:editing-cycles>50</meta:editing-cycles>
    <meta:generator>LibreOffice/5.1.6.2$Linux_X86_64 LibreOffice_project/10m0$Build-2</meta:generator>
    <meta:document-statistic meta:table-count="0" meta:image-count="0" meta:object-count="0" meta:page-count="5" meta:paragraph-count="89" meta:word-count="1227" meta:character-count="11610" meta:non-whitespace-character-count="10472"/>
  </office:meta>
</office:document-meta>
</file>